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884cm" style:use-optimal-column-width="false"/>
    </style:style>
    <style:style style:name="co2" style:family="table-column">
      <style:table-column-properties style:column-width="1.88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fill-color="#000000" style:repeat="repeat"/>
      <style:paragraph-properties fo:text-align="center" fo:border-left="0.001cm solid #ffffff" fo:border-right="0.001cm solid #ffffff" fo:border-top="0.001cm solid #ffffff" fo:border-bottom="0.08cm solid #000000"/>
    </style:style>
    <style:style style:name="ce2" style:family="table-cell">
      <style:graphic-properties draw:fill="none" draw:fill-color="#000000" style:repeat="repeat"/>
      <style:paragraph-properties fo:text-align="center" fo:border="0.08cm solid #000000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5.073cm" svg:height="1.943cm" svg:x="3.426cm" svg:y="6.0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2">
              <table:table-cell>
                <text:p text:style-name="P1">389</text:p>
              </table:table-cell>
              <table:table-cell>
                <text:p text:style-name="P1">207</text:p>
              </table:table-cell>
              <table:table-cell>
                <text:p text:style-name="P1">155</text:p>
              </table:table-cell>
              <table:table-cell>
                <text:p text:style-name="P1">300</text:p>
              </table:table-cell>
              <table:table-cell>
                <text:p text:style-name="P1">299</text:p>
              </table:table-cell>
              <table:table-cell>
                <text:p text:style-name="P1">112</text:p>
              </table:table-cell>
              <table:table-cell>
                <text:p text:style-name="P1">158</text:p>
              </table:table-cell>
              <table:table-cell>
                <text:p text:style-name="P1">6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073cm" svg:height="1.943cm" svg:x="3.37cm" svg:y="8.5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073cm" svg:height="1.943cm" svg:x="3.378cm" svg:y="11.0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073cm" svg:height="1.943cm" svg:x="3.212cm" svg:y="13.7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2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073cm" svg:height="1.943cm" svg:x="3.212cm" svg:y="18.1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1" table:default-cell-style-name="ce2"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1.328cm" svg:height="1.852cm" svg:x="9cm" svg:y="16.5cm">
          <draw:text-box>
            <text:p><text:span text:style-name="T1">...</text:span></text:p>
          </draw:text-box>
        </draw:frame>
        <draw:frame draw:style-name="gr2" draw:text-style-name="P3" draw:layer="layout" svg:width="2.195cm" svg:height="1.505cm" svg:x="0.5cm" svg:y="8.995cm">
          <draw:text-box>
            <text:p><text:span text:style-name="T2">Ultimo</text:span></text:p>
            <text:p><text:span text:style-name="T2">panino</text:span></text:p>
          </draw:text-box>
        </draw:frame>
        <draw:frame draw:style-name="gr2" draw:text-style-name="P3" draw:layer="layout" svg:width="2.479cm" svg:height="1.505cm" svg:x="0.5cm" svg:y="11.5cm">
          <draw:text-box>
            <text:p><text:span text:style-name="T2">Ultimi</text:span></text:p>
            <text:p><text:span text:style-name="T2">2 panini</text:span></text:p>
          </draw:text-box>
        </draw:frame>
        <draw:frame draw:style-name="gr2" draw:text-style-name="P3" draw:layer="layout" svg:width="2.479cm" svg:height="1.505cm" svg:x="0.5cm" svg:y="14.495cm">
          <draw:text-box>
            <text:p><text:span text:style-name="T2">Ultimi</text:span></text:p>
            <text:p><text:span text:style-name="T2">3 panini</text:span></text:p>
          </draw:text-box>
        </draw:frame>
        <draw:frame draw:style-name="gr2" draw:text-style-name="P3" draw:layer="layout" svg:width="2.009cm" svg:height="1.505cm" svg:x="0.5cm" svg:y="18.5cm">
          <draw:text-box>
            <text:p><text:span text:style-name="T2">Tutti i</text:span></text:p>
            <text:p><text:span text:style-name="T2">panin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17T22:26:10</meta:creation-date>
    <dc:date>2011-09-18T21:50:27</dc:date>
    <dc:creator>Alessandro Bugatti</dc:creator>
    <meta:editing-duration>PT00H16M01S</meta:editing-duration>
    <meta:editing-cycles>6</meta:editing-cycles>
    <meta:generator>OpenOffice.org/3.1$Linux OpenOffice.org_project/310m19$Build-9420</meta:generator>
    <meta:document-statistic meta:object-count="10"/>
  </office:meta>
</office:document-meta>
</file>